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ela1" style:family="table">
      <style:table-properties style:width="15.042cm" fo:margin-left="0.991cm" fo:margin-right="0.965cm" table:align="margins"/>
    </style:style>
    <style:style style:name="Tabela1.A" style:family="table-column">
      <style:table-column-properties style:column-width="15.042cm" style:rel-column-width="8528*"/>
    </style:style>
    <style:style style:name="Tabela1.A1" style:family="table-cell">
      <style:table-cell-properties fo:background-color="#800080" fo:padding="0.097cm" fo:border="0.002cm solid #000000">
        <style:background-image/>
      </style:table-cell-properties>
    </style:style>
    <style:style style:name="Tabela1.A2" style:family="table-cell">
      <style:table-cell-properties fo:padding="0.097cm" fo:border-left="0.002cm solid #000000" fo:border-right="0.002cm solid #000000" fo:border-top="none" fo:border-bottom="0.002cm solid #000000"/>
    </style:style>
    <style:style style:name="Tabela2" style:family="table">
      <style:table-properties style:width="14.563cm" fo:margin-left="1.02cm" fo:margin-right="1.416cm" table:align="margins"/>
    </style:style>
    <style:style style:name="Tabela2.A" style:family="table-column">
      <style:table-column-properties style:column-width="14.563cm" style:rel-column-width="8256*"/>
    </style:style>
    <style:style style:name="Tabela2.A1" style:family="table-cell">
      <style:table-cell-properties fo:background-color="#800080" fo:padding="0.097cm" fo:border="0.002cm solid #000000">
        <style:background-image/>
      </style:table-cell-properties>
    </style:style>
    <style:style style:name="Tabela2.A2" style:family="table-cell">
      <style:table-cell-properties fo:padding="0.097cm" fo:border-left="0.002cm solid #000000" fo:border-right="0.002cm solid #000000" fo:border-top="none" fo:border-bottom="0.002cm solid #000000"/>
    </style:style>
    <style:style style:name="Tabela3" style:family="table">
      <style:table-properties style:width="14.817cm" fo:margin-left="1.104cm" fo:margin-right="1.078cm" table:align="margins"/>
    </style:style>
    <style:style style:name="Tabela3.A" style:family="table-column">
      <style:table-column-properties style:column-width="14.817cm" style:rel-column-width="8400*"/>
    </style:style>
    <style:style style:name="Tabela3.A1" style:family="table-cell">
      <style:table-cell-properties fo:background-color="#800080" fo:padding="0.097cm" fo:border="0.002cm solid #000000">
        <style:background-image/>
      </style:table-cell-properties>
    </style:style>
    <style:style style:name="Tabela3.A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list-style-name="L1">
      <style:paragraph-properties fo:text-align="justify" style:justify-single-word="false"/>
    </style:style>
    <style:style style:name="P6" style:family="paragraph" style:parent-style-name="Standard" style:list-style-name="L2">
      <style:paragraph-properties fo:text-align="justify" style:justify-single-word="false"/>
    </style:style>
    <style:style style:name="P7" style:family="paragraph" style:parent-style-name="Standard" style:list-style-name="L3">
      <style:paragraph-properties fo:text-align="justify" style:justify-single-word="false"/>
    </style:style>
    <style:style style:name="P8" style:family="paragraph" style:parent-style-name="Standard" style:list-style-name="L4">
      <style:paragraph-properties fo:text-align="justify" style:justify-single-word="false"/>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center" style:justify-single-word="false"/>
      <style:text-properties fo:color="#ffffff"/>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style:text-underline-style="solid" style:text-underline-width="auto" style:text-underline-color="font-color" fo:font-weight="normal" style:font-weight-asian="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BER E O CONCEITO DE <text:s/>RACIONALIDADE</text:p>
      <text:p text:style-name="P1"/>
      <table:table table:name="Tabela1" table:style-name="Tabela1">
        <table:table-column table:style-name="Tabela1.A"/>
        <table:table-row>
          <table:table-cell table:style-name="Tabela1.A1" office:value-type="string">
            <text:p text:style-name="P10">Memorização</text:p>
          </table:table-cell>
        </table:table-row>
        <table:table-row>
          <table:table-cell table:style-name="Tabela1.A2" office:value-type="string">
            <text:p text:style-name="P9">Por que é dificil se chegar à um conceito de racionalidade? Quais são as visões mais aceitas atualmente? Quais foram as visões anteriores? Quais são os tipos de racionalidade em cada visão?</text:p>
          </table:table-cell>
        </table:table-row>
      </table:table>
      <text:p text:style-name="P1"/>
      <text:p text:style-name="P1"/>
      <text:p text:style-name="P1"><text:s text:c="2"/></text:p>
      <text:p text:style-name="P1"><text:s/>Racionalidade: aquilo que qualifica o sentido da ação social. <text:s/>É a forma ou a orientação que a ação com sentido assume. </text:p>
      <text:p text:style-name="P1"/>
      <text:p text:style-name="P1">Pode ser entendida a partir da idéia de que o <text:span text:style-name="T1">processo de racionalização</text:span> <text:span text:style-name="T4">assume</text:span><text:span text:style-name="T9"> seu lugar na vida social</text:span> independentemente de outros fatores, <text:span text:style-name="T1">de forma própria e em padrões pouco previsíveis</text:span>. Dessa maneira, a <text:span text:style-name="T1">racionalidade</text:span> <text:span text:style-name="T9">pode assumir diferentes proporções</text:span>, com enfoques que variam a depender do contexto sócio-histórico.</text:p>
      <text:p text:style-name="P3"/>
      <text:p text:style-name="P1"><text:s text:c="2"/>A <text:s/><text:span text:style-name="T1">ação social</text:span> <text:span text:style-name="T9">pode ser orientada</text:span>:</text:p>
      <text:list text:style-name="L1">
        <text:list-item>
          <text:p text:style-name="P5"><text:span text:style-name="T1">de modo racional</text:span> <text:span text:style-name="T9">referente a fins</text:span>, por expectativas, utilizando estas expectativas</text:p>
        </text:list-item>
      </text:list>
      <text:p text:style-name="P1"><text:s text:c="2"/>como condições ou meios para alcançar fins próprios com sucesso; </text:p>
      <text:list text:style-name="L2">
        <text:list-item>
          <text:p text:style-name="P6"><text:span text:style-name="T1">de modo racional</text:span> <text:span text:style-name="T9">referente a valores</text:span>, pela crença</text:p>
        </text:list-item>
      </text:list>
      <text:p text:style-name="P1"><text:s text:c="2"/>consciente no valor absoluto e inerente a determinado comportamento como tal,</text:p>
      <text:p text:style-name="P1"><text:s text:c="2"/>independentemente do resultado; </text:p>
      <text:list text:style-name="L3">
        <text:list-item>
          <text:p text:style-name="P7"><text:span text:style-name="T1">de modo afetivo</text:span>, especialmente emocional,</text:p>
        </text:list-item>
      </text:list>
      <text:p text:style-name="P1"><text:s text:c="2"/><text:span text:style-name="T9">por afetos ou estados emocionais atuais</text:span>; </text:p>
      <text:list text:style-name="L4">
        <text:list-item>
          <text:p text:style-name="P8"><text:span text:style-name="T1">de modo tradicional</text:span>, <text:span text:style-name="T9">por costume <text:s/>arraigado </text:span>.</text:p>
        </text:list-item>
      </text:list>
      <text:p text:style-name="P1"/>
      <text:p text:style-name="P1"><text:s text:c="2"/>Weber propôs também uma taxonomia das formas de racionalidade que se sobrepõem mutuamente. Trata-se das racionalidades prática, teórica, substantiva e formal. </text:p>
      <text:p text:style-name="P1"/>
      <text:p text:style-name="P1">A <text:span text:style-name="T11">racionalidade prática</text:span> está relacionada com a visão e juízo do indivíduo sobre uma prática assumida. São as ações do cotidiano que darão o direcionamento do comportamento adotado. Rege-se por um comportamento puramente calculista <text:s/>individualista, unindo os interesses úteis e verdadeiros do agente da ação.</text:p>
      <text:p text:style-name="P1"/>
      <text:p text:style-name="P1"><text:s text:c="2"/>A <text:span text:style-name="T11">racionalidade teórica</text:span> envolve o domínio da realidade através da construção e conceitos abstratos precisos em detrimento da ação. Isto implica que a condução à ação não precisa ocorrer necessariamente. A operacionalização deste tipo de racionalidade estaria ligada a julgamentos internos que determinam o controle e inibição de uma ação motivadora de um comportamento.</text:p>
      <text:p text:style-name="P1"/>
      <text:p text:style-name="P1"><text:s text:c="2"/>A <text:span text:style-name="T11">racionalidade substantiva </text:span>refere-se ao direcionamento de ordens de ação sob determinados padrões que levam em consideração a contextualização do indivíduo, sem contudo ter como base somente o cálculo dos fins. Diferentes facetas da vida defendem seus próprios postulados de valores como racionais e rotulam as outras facetas como irracionais. Além do mais, a racionalidade substantiva é orientada por valores sociais e está em conformidade com pressupostos sociais.</text:p>
      <text:p text:style-name="P1"/>
      <text:p text:style-name="P1"><text:s text:c="2"/>A <text:span text:style-name="T11">racionalidade formal</text:span> configura a articulação ou relação entre as ações para que os objetivos predeterminados sejam atingidos. A racionalidade é orientada então pelos objetivos a serem <text:soft-page-break/>atingidos, e o seu atendimento é o determinante da racionalidade. Nesta lógica prevalece a relação entre meios e fins. Nesse tipo de racionalidade não é questionada a qualidade intrínseca das ações, mas seu maior ou menor concurso, numa série de outros, para atingir um determinado fim preestabelecido, independentemente do conteúdo que possam ter as ações em questão.</text:p>
      <text:p text:style-name="P1"/>
      <table:table table:name="Tabela2" table:style-name="Tabela2">
        <table:table-column table:style-name="Tabela2.A"/>
        <table:table-row>
          <table:table-cell table:style-name="Tabela2.A1" office:value-type="string">
            <text:p text:style-name="P10">Memorização</text:p>
          </table:table-cell>
        </table:table-row>
        <table:table-row>
          <table:table-cell table:style-name="Tabela2.A2" office:value-type="string">
            <text:p text:style-name="P9">Quem foi Weber? Quais eram suas idéias? Qual foi a sua contribuição para as organizações atuais?</text:p>
          </table:table-cell>
        </table:table-row>
      </table:table>
      <text:p text:style-name="P1"/>
      <text:p text:style-name="P1"/>
      <text:p text:style-name="P1"><text:s text:c="3"/>Weber (1994) <text:span text:style-name="T11">não distingue a racionalidade formal do indivíduo de sua racionalidade </text:span><text:span text:style-name="T11">substantiva</text:span>. O homem possui as duas racionalidades e utiliza-se da racionalidade formal, quando os fins justificam sua conduta.</text:p>
      <text:p text:style-name="P1"/>
      <text:p text:style-name="P1"><text:s text:c="2"/>Embora nem todas as formas de orientação da ação com sentido possam ser consideradas, por si mesmas, racionais, na acepção lógica que o termo prescreve, a ação racional utilitária deve ser vista somente como mais uma entre outras orientações possíveis da ação com sentido (Weber, 1994).</text:p>
      <text:p text:style-name="P1"/>
      <text:p text:style-name="P1"><text:s text:c="2"/>Um elemento essencial que caracteriza a racionalidade: a subordinação dos meios aos fins, expressa pelo cálculo utilitário empreendido pelos atores com vista da obtenção otimizada — eficiente e eficaz — do objetivo, meta, ou projeto futuro externo a eles próprios.</text:p>
      <text:p text:style-name="P1"><text:s text:c="2"/>A ação racional orientada a fins, assim como as demais orientações que a ação com sentido pode adquirir, é, em primeiro lugar, uma ação com sentido percebido pelo ator. Desta forma combina, na percepção do sentido, elementos intrínsecos e extrínsecos ao indivíduo.</text:p>
      <text:p text:style-name="P1"><text:s text:c="2"/>A ação racional referente a fins depende justamente da percepção de sentido por parte dos atores (Weber, 1994). <text:s/>Assim, a ação racional depende também da existência de certos significados sociais compartilhados e não somente da iniciativa voluntária e autônoma de um indivíduo, ponto de vista esse compartilhado por Mannheim (1973), que também defende a existência de uma racionalidade funcional, modelada pela realidade social em que o homem está inserto.</text:p>
      <text:p text:style-name="P1"/>
      <text:p text:style-name="P1"><text:s/>Para Weber (1994), a ascensão da racionalidade por fins, como orientação da ção com sentido, está relacionada a uma mudança no sistema de referências sociais. Da-se lugar aos valores racionais, pragmáticos e objetivos na rientação de tais ações.</text:p>
      <text:p text:style-name="P1"/>
      <text:p text:style-name="P1"><text:s/>Assim, Weber (1994) <text:span text:style-name="T10">considera</text:span> <text:s/><text:span text:style-name="T2">racionalidade formal</text:span> como <text:span text:style-name="T10">um modelo de conduta humana</text:span> qu<text:span text:style-name="T6">e </text:span><text:span text:style-name="T5">pertence</text:span><text:span text:style-name="T7"> a um momento</text:span><text:span text:style-name="T6"> específico e recente na história da humanidade</text:span> e que <text:span text:style-name="T8">pode ser encontrado</text:span> predominantemente também na esfera das organizações burocráticas modernas.</text:p>
      <text:p text:style-name="P1"/>
      <text:p text:style-name="P1"/>
      <table:table table:name="Tabela3" table:style-name="Tabela3">
        <table:table-column table:style-name="Tabela3.A"/>
        <table:table-row>
          <table:table-cell table:style-name="Tabela3.A1" office:value-type="string">
            <text:p text:style-name="P10">Memorização</text:p>
          </table:table-cell>
        </table:table-row>
        <table:table-row>
          <table:table-cell table:style-name="Tabela3.A2" office:value-type="string">
            <text:p text:style-name="Table_20_Contents">Qual é a relação entre a racionalidade a burocracia? Por que a racionalidade na ótica weberiana era tomada como um elemento diferenciador entre as organizações? Diferenciava quais arranjos sociais? O que pressupõem o sistema burocrático?</text:p>
          </table:table-cell>
        </table:table-row>
      </table:table>
      <text:p text:style-name="Standard"/>
      <text:p text:style-name="P2">RACIONALIDADE E BUROCRACIA</text:p>
      <text:p text:style-name="P1"/>
      <text:p text:style-name="P1"><text:s text:c="2"/>Na ótica weberiana a racionalidade foi tomada como o elemento diferenciador entre as organizações racionais — burocráticas — e os outros arranjos ou estruturas sociais existentes <text:soft-page-break/>(Gerth &amp; Mills, 2002).</text:p>
      <text:p text:style-name="P1"><text:s text:c="2"/>O sistema burocrático pressupõe que os aspectos subjetivos e afetivos do comportamento humano apresentam-se como disfuncionais à racionalidade, dada a sua imprevisibilidade e irracionalidade.</text:p>
      <text:p text:style-name="P1"><text:s text:c="2"/>Na visão de Weber era necessário retirar a arbitrariedade e a irracionalidade do funcionamento das organizações, devendo prevalecer o argumento técnico e racional. <text:s/>Além disso, Weber concebe a burocracia como o instrumento racional máximo da sociedade. Nesse sentido, Weber propõe uma separação entre a elite técnico-burocrática e a sociedade em geral.</text:p>
      <text:p text:style-name="P1"><text:s/>Busca-se então, através da burocracia, a eliminação das disfunções produtivas e administrativas da sociedade e suas organizações, por meio do controle do comportamento dos indivíduos, a partir de um arranjo social de funcionamento, independentemente dos interesses e afetos humanos.</text:p>
      <text:p text:style-name="P1"/>
      <text:p text:style-name="Standard"><text:s text:c="2"/>Observa-se que o sistema racional burocrático passou a ser um padrão fundamental e <text:s/>indispensável ao mundo atual (Aron, 2003).</text:p>
      <text:p text:style-name="Standard"><text:s text:c="3"/>A racionalidade formal geralmente está relacionada a esferas de vida e estruturas de dominação que adquirem limites específicos e delineados somente com a industrialização, mais specificamente por meio das esferas econômicas, legal e científica, e a forma burocrática de dominação. </text:p>
      <text:p text:style-name="P1"><text:s text:c="3"/>Segundo Mannheim (1973), o incremento da racionalização funcional (formal) das burocracias modernas gera o problema da anulação do indivíduo, devendo as organizações orientar-se para o resguardo de um mínimo de iniciativa individual ou racionalidade substantiva.</text:p>
      <text:p text:style-name="P1"/>
      <text:p text:style-name="P1"><text:s text:c="2"/>Mouzelis (1975) compartilha o mesmo ponto de vista e salienta a preocupação em resguardar o espaço e a iniciativa do indivíduo, permitindo-lhe um espaço de pensamento e ação individual no contexto das organizações. </text:p>
      <text:p text:style-name="P1"/>
      <text:p text:style-name="P1"><text:s text:c="2"/>Deve-se, dessa forma, considerar a necessidade de se perceber e evitar o extremo distanciamento entre a racionalidade formal ou funcional da racionalidade intrínseca do ser humano, distanciamento esse estimulado pela ordem social atual e pelas estruturas burocráticas modernas, que transformam o indivíduo em mero autômato obediente à lógica produtiva, baseado em relacionamento meramente instrumental.</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AS ORGANIZAÇÕES E OS LIMITES COGNITIVOS DA RACIONALIDADE</text:p>
      <text:p text:style-name="P1"/>
      <text:p text:style-name="P1"><text:s text:c="2"/>No mundo real, a racionalidade plena e objetiva não é efetivamente alcançada em função da incapacidade humana de conceber todos os conhecimentos em cada linha de conduta possível. Além disso, não é viável levar em consideração a totalidade das possíveis alternativas; somente é possível o acesso a uma parcela dessas alternativas, como apontam Simon (1965) e March e Simon (1972).</text:p>
      <text:p text:style-name="P1"/>
      <text:p text:style-name="P1"><text:s text:c="2"/>Assim, a racionalidade do indivíduo<text:span text:style-name="T11"> </text:span><text:span text:style-name="T2">é limitada pelo nível de conhecimento</text:span> que ele tem acerca das coisas. As variações de comportamento possíveis estarão necessariamente condicionadas pelos limites dados pelas premissas ou pressupostos. Além do mais, mesmo em situações em que se tenha um conhecimento maior das conseqüências de uma escolha, a sua antecipação dificilmente produzirá resultados mais efetivos dado que as preferências mudam em função dos valores predominantes, fazendo com que a avaliação premeditada seja inexata; ela <text:span text:style-name="T2">vai sofrendo variações de valor</text:span>, desde a consideração inicial até a execução prática.</text:p>
      <text:p text:style-name="P1"/>
      <text:p text:style-name="P1"><text:s text:c="2"/>Há de se considerar também que <text:span text:style-name="T1">cada alternativa de linha de conduta possui conseqüências distintas</text:span> e, quando o indivíduo se depara com a necessidade escolher uma entre várias linhas de conduta, tal situação adquire tamanha complexidade, que faz com que <text:span text:style-name="T2">somente algumas dessas conseqüências sejam efetivamente reconhecidas por ele como desdobramentos de uma decisão;</text:span> muitas delas provavelmente serão simplesmente ignoradas.</text:p>
      <text:p text:style-name="P1"><text:s text:c="2"/>A racionalidade humana opera, pois, dentro dos limites de um meio ambiente psicológico. Este ambiente impõe ao indivíduo, a partir de pressupostos dada uma seleção dos fatores sobre os quais deve basear suas decisões, como pode ser visto na organização burocrática.</text:p>
      <text:p text:style-name="P1"><text:s text:c="2"/>Simon (1965),partiu do princípio de que <text:span text:style-name="T11">é possível isolar da realidade uma situação</text:span> que contenha apenas um número limitado de variáveis e uma série limitada de conseqüências relacionadas. Desta forma, no contexto das organizações, faz-se um recorte na realidade e o <text:s/>indivíduo realiza suas opções baseado em uma imagem simplificada da situação, considerando apenas os fatores que julga relevantes e fundamentais, usando a concisão exigida pela racionalidade.</text:p>
      <text:p text:style-name="P1"/>
      <text:p text:style-name="P1"><text:s text:c="2"/>Observa-se então que as organizações <text:span text:style-name="T3">buscam influenciar a racionalidade <text:s/>do <text:s/>comportamento dos indivíduos,</text:span> a fim de <text:span text:style-name="T2">assegurar a coordenação das atividades e sua eficiência</text:span>, uma vez que esta depende da concatenação das atividades dos membros daquele grupo social e não somente da eficiência de indivíduos isolados.</text:p>
      <text:p text:style-name="P1"/>
      <text:p text:style-name="P1"><text:s text:c="2"/>As demandas da sociedade e as necessidades do indivíduo requerem que os outros sejam <text:soft-page-break/>considerados tanto como fins, quanto meios para tal indivíduo. Desta forma, certo equilíbrio racional entre os fins e os meios deve ser entendido. Ocorre uma tensão entre a ação individual e a consciência social. Assim, a racionalidade relaciona-se com os fins e os meio e seu inter-relacionamento. Devido a isso, as sociedades em sua evolução desenvolveram acordos implícitos <text:s/>para certos tipos de consideração pelos outros. Percebe-se que no âmbito das organizações burocráticas estas <text:span text:style-name="T11">fazem uso desses acordos ao normatizarem racionalmente o trabalho</text:span>, revalidando, no interior da organização, códigos de conduta acordados socialmente.</text:p>
      <text:p text:style-name="P1"/>
      <text:p text:style-name="P1"><text:s text:c="2"/>Na visão de Mannheim (1973) existiriam dois tipos de racionalidade: a racionalidade funcional — típica das organizações burocráticas e voltadas para os fins a serem alcançados — e a racionalidade substancial — baseada na consciência individual da relação entre os fatos, voltada para a compreensão da realidade e busca da liberdade. Tal diferenciação, em última análise, <text:span text:style-name="T1">relativizou a</text:span></text:p>
      <text:p text:style-name="P1"><text:span text:style-name="T1">idéia de irracionalidade no sentido weberiano</text:span>. Por outro lado, o próprio Mannheim <text:span text:style-name="T2">aponta o </text:span><text:span text:style-name="T2">desenvolvimento crescente da racionalidade funcional</text:span><text:span text:style-name="T11"> </text:span>em face da expansão das organizações burocrática complexas no mundo moderno, obrigando os indivíduos a adotarem padrões de auto-racionalização (Mannheim, 1973).</text:p>
      <text:p text:style-name="P1"/>
      <text:p text:style-name="P1"><text:s text:c="2"/>Além do mais, o espaço privado e o espaço organizacional são <text:span text:style-name="T11">percebidos agora não como </text:span><text:span text:style-name="T11">antagônicos,</text:span> <text:s/><text:span text:style-name="T11">mas como espaços distintos</text:span>. Haveria então uma racionalidade organizacional e uma racionalidade pessoal, e a conseqüente <text:span text:style-name="T1">irredutibilidade</text:span> do indivíduo à razão da organização. A partir dessa constatação, a funcionalidade organizacional <text:span text:style-name="T11">é obtida, agora, pela integração do indivíduo à organização mediante a calculada auto- racionalização da conduta individual. </text:span>Observa-se aqui como pressuposto a ética da responsabilidade, como bem observa Ramos (1983), produzindo o ajustamento do homem ao trabalho e às normas.</text:p>
      <text:p text:style-name="P1"/>
      <text:p text:style-name="Standard"/>
      <text:p text:style-name="P2">RACIONALIDADE E LEGITIMIDADE NAS ORGANIZAÇÕES</text:p>
      <text:p text:style-name="Standard"/>
      <text:p text:style-name="P1"><text:s text:c="2"/>Considerando que <text:s/>a pura e simples imposição de regras e normas racionalmente constituídas não garante a adesão dos indivíduos a elas, Weber estabeleceu mecanismos de condicionamento social para legitimar o sistema burocrático e produzir a coesão entre o mando da norma racional e a sua obediência pelo indivíduo (Gerth &amp; Mills, 2002). </text:p>
      <text:p text:style-name="Standard"/>
      <text:p text:style-name="P1"><text:s text:c="3"/>Dessa forma, o sistema burocrático legitima-se pelo uso do poder racional-legal (Gerth &amp; Mills, 2002; Motta &amp; Pereira, 1986) <text:s/>com o fim de produzir o compartilhamento de interesses dos funcionários, dando-lhes uma identidade comum. Para isso utiliza-se de alguns <text:s/>mecanismos: exigência de qualificação profissional; definição de cargos específicos; política de estabilidade no emprego; valorização da atiguidade e experiência profissional.</text:p>
      <text:p text:style-name="P1"/>
      <text:p text:style-name="P1"><text:s text:c="3"/>De outra forma, observa-se que as grandes organizações passaram a constituir parte relevante do ambiente, influenciando outras organizações e introduzindo elementos que acabam, em última instância, por alterar o próprio ambiente. Essa situação passou a exigir de tais organizações habilidades em interagir dinamicamente com o ambiente em que se inserem, buscando lidar com mudanças e exigências de adaptação (Perrow, 1972).</text:p>
      <text:p text:style-name="P1"/>
      <text:p text:style-name="P1"><text:s text:c="3"/>Segundo Perrow (1972), as sociedades determinam os padrões de afluxos de elementos para elas. Desta forma, uma das atribuições implícitas das organizações é criar autenticidade para seus produtos legitimando-os. Assim, o sucesso e sobrevivência das organizações dependem de sua capacidade em neutralizar a ação competitiva e de sua habilidade em fazer uso de uma <text:soft-page-break/>racionalidade que dê sentido aos agentes que influenciam as suas fontes de recursos.</text:p>
      <text:p text:style-name="P1"/>
      <text:p text:style-name="P1"><text:s text:c="2"/>Dentro da perspectiva institucionalista, Powell e DiMaggio (1999) afirmam que o novo institucionalismo, em teoria das organizações e na sociologia, inclui uma rejeição dos modelos baseados no ator racional. Interessa-se por propriedades de unidades de análise supra-individual e volta seu olhar para explicações cognitivas e culturais. Enfatiza, desse modo, o relacionamento entre organizações e seu ambiente, enfatizando que é o efeito desse elemento no desenho organizacional que determina sua configuração e não uma racionalidade intrínseca à própria organização.</text:p>
      <text:p text:style-name="P1"/>
      <text:p text:style-name="P1"><text:s text:c="2"/>Partindo das premissas de Powell e DiMaggio, os autores Tolbert e Zucker (1999) salientam que as estruturas formais possuem significados socialmente compartilhados, assim como são capazes de atingir determinados objetivos concretos. Isso implica que a estrutura formal pode existir independentemente da situação de controle e coordenação racional dos indivíduos na organização. Da mesma forma, as organizações poderiam sobreviver, apesar de apresentarem baixo desempenho.</text:p>
      <text:p text:style-name="P1"/>
      <text:p text:style-name="P1"><text:s text:c="2"/>Segundo Berger e Luckmann (1996), a vida cotidiana apresenta-se aos homens como realidade racionalmente ordenada, composta por uma série de objetos designados como tal antes da sua existência como indivíduos. Os fenômenos sociais estão previamente dispostos em padrões que parecem independentes da apreensão que cada um possa ter deles. À medida que a realidade da vida cotidiana é compartilhada com outros seres humanos, o indivíduo percebe a correspondência entre os significados que atribui a um objeto e os significados atribuídos por seus semelhantes. Por sua vez, ao legitimar e dar consistência a um conjunto de significados integrados em um universo simbólico, expresso em regras e sistemas de crenças, o homem <text:span text:style-name="T11">apreende a realidade</text:span><text:span text:style-name="T12">. </text:span>Como já observava Weber (1994), sob essa ótica não há resposta mecânica aos estímulos, mas uma formação da resposta após a interpretação do estímulo.</text:p>
      <text:p text:style-name="P1"/>
      <text:p text:style-name="P1"><text:s text:c="2"/>No ambiente organizacional, esse processo conduz ao surgimento dos chamados mitos racionais.<office:annotation><dc:date>2010-08-13T00:00:00</dc:date><text:p>Para citação:</text:p><text:p/><text:p>Em outras palavras, as características burocráticas</text:p><text:p>tornaram-se um conjunto de preceitos institucionalizados na sociedade moderna,</text:p><text:p>uma concepção socialmente construída e legitimada, acerca da maneira mais</text:p><text:p>eficaz e racional de funcionamento das organizações (Powell &amp; Dimaggio,</text:p><text:p>1999).</text:p><text:p>---- 13/08/2010, 00:09 ----</text:p><text:p>Vitor Natanael Schwetter Silveira por </text:p><text:p>Sebastião Vinícius Araújo de Moura</text:p></office:annotation> <text:s/>Conseqüentemente, a forma das organizações modernas se conserva a partir de um sistema de crenças ou mitos racionais, o qual enfatiza a relevância da própria racionalidade. Desse modo, para o público em geral, a legitimidade das organizações está associada à sua habilidade em agir de modo racional (Powell &amp; Dimaggio, 1999).</text:p>
      <text:p text:style-name="P1"/>
      <text:p text:style-name="P1"><text:s text:c="2"/>Observa-se, portanto, que a partir da disseminação do próprio sentido da racionalidade como expressão de um sentido lógico maior, as organizações buscam transmitir uma imagem organizacional coesa, unificada e consensual. Entretanto percebe-se que tal racionalidade se relaciona mais a um discurso socialmente elaborado para a transmissão de uma idéia de controle racional organizacional do que a presença e ação efetiva de uma racionalidade intrínseca à organização.</text:p>
      <text:p text:style-name="P1"/>
      <text:p text:style-name="P1"><text:s text:c="2"/>Assim, a estrutura é organizada em função da necessidade de legitimar a própria organização. Por trás da aparente racionalidade esconde-se uma tecnologia a serviço do capital que precisa ser legitimada, utilizando-se de relatos racionalizantes, que têm em sua origem primordial diversos aspectos simbólicos e míticos que produzem ou orientam determinados sentidos.</text:p>
      <text:p text:style-name="Standard"/>
      <text:p text:style-name="Standard"/>
      <text:p text:style-name="P2">RACIONALIDADE E TEORIA CRÍTICA</text:p>
      <text:p text:style-name="P2"/>
      <text:p text:style-name="P1"><text:s text:c="2"/>Autores como Habermas, Horkheimer e Marcuse, entre outros, podem ser considerados como pensadores que consideraram a racionalidade sob uma perspectiva diferenciada. Sua percepção das mudanças do mundo contemporâneo permitiu que reconsiderassem o conceito de racionalidade, <text:soft-page-break/>introduzindo óticas mais ampliadas para a idéia de razão e racionalidade.</text:p>
      <text:p text:style-name="P1"/>
      <text:p text:style-name="P1">A teoria de Habermas repousa na concepção de coexistência de duas formas de racionalidade distintas: a) a atividade racional em relação a um fim, orientada na direção do sucesso, de natureza instrumental ou estratégica e que corresponde à reprodução material do mundo vivido, garantido por sistemas funcionais como as organizações e o Estado; e b) a atividade racional comunicacional, que não é coordenada por cálculos de sucesso egocêntricos, mas pela necessidade de intercompreensão dos indivíduos, correspondendo à reprodução simbólica do mundo vivido, baseada na compreensão mútua e no consenso através de meios lingüísticos, como os produzidos na família e na esfera pública (Habermas, 1987a).</text:p>
      <text:p text:style-name="P1"/>
      <text:p text:style-name="P1"><text:s text:c="2"/>Habermas propõe, portanto, um modelo ideal de ação comunicativa em que as pessoas interagem e, através da linguagem, criam sentidos sociais compartilhados que passam a orientar sua racionalidade, independentemente da racionalidade formal e técnica.</text:p>
      <text:p text:style-name="P1"/>
      <text:p text:style-name="P1"><text:s text:c="2"/>Já na perspectiva de Horkheimer (2002), a razão pensada nos moldes do Iluminismo deve ser criticada e, apesar de não negá-la, afirma que a construção histórica foi determinante para a concepção da crise da racionalidade na era contemporânea. Segundo o autor, a razão subjetiva e a razão objetiva devem ser comparadas com os conceitos de racionalidade formal — funcional — e substantiva desenvolvidos por Weber. Horkheimer relaciona a razão subjetiva ou funcional com a possibilidade de se poder calcular as probabilidades e, conseqüentemente, coordenar os meios convenientes a um dado fim. Já a razão objetiva ou substantiva é relacionada com a idéia do bem maior e com a maneira de atingi-lo. </text:p>
      <text:p text:style-name="P1"/>
      <text:p text:style-name="P1"><text:s text:c="2"/>Considerando-se ainda a perspectiva de Marcuse (1975), o autor parte da idéia de que as mudanças nos modos e nas relações de produção — em função da crescente mecanização e automatização da vida social — devem possibilitar o surgimento de nova forma histórica da realidade, uma vez que, sem a necessidade do trabalho, todos os bens materiais e intelectuais serviriam ao desenvolvimento <text:s text:c="2"/>das potencialidades humanas. Essa nova condição histórica produziria uma forma de racionalidade sensível, que o autor caracteriza e define como racionalidade do prazer. Essa racionalidade se opõe ao moderno conceito de racionalidade instrumental da sociedade capitalista, que se fundamenta na razão formal.</text:p>
      <text:p text:style-name="P1"/>
      <text:p text:style-name="P1"><text:s text:c="2"/>Segundo Marcuse (1975), a racionalidade do mundo ocidental é uma racionalidade técnica, repressiva, fundamentada numa razão que visa coordenar os meios com os fins, buscando apenas a operação e o procedimento eficaz na exploração e controles da natureza e dos homens. Essa razão abandonou os ideais iluministas de liberdade, igualdade e fraternidade, não tendo mais a preocupação com a felicidade humana, mas sim com o capital.</text:p>
      <text:p text:style-name="P1"><text:s text:c="2"/>A racionalidade do prazer de Marcuse (1975) surge como um desdobramento dialético da racionalidade instrumental. Nesse sentido, o autor propõe a idéia de que a mudança na base material da sociedade deve mudar a forma da realidade. Se a forma da realidade é o da racionalidade instrumental, com o fim da sociedade do trabalho deve surgir uma nova racionalidade sensível. Nesta nova racionalidade o trabalho seria organizado tendo em vista a economia espaciotemporal para o desenvolvimento integral do indivíduo. Seria um novo mundo estético, onde o trabalho seria lúdico e prazeroso. Todas as esferas da vida social seriam organizadas de tal forma, que propiciariam o pleno desenvolvimento do indivíduo e a fruição do prazer. Nesta nova racionalidade do prazer surgiria contra uma concepção de indivíduo como logos (razão), a noção de indivíduo como eros (amor).</text:p>
      <text:p text:style-name="P1"/>
      <text:p text:style-name="P1">CONSIDERAÇÕES FINAIS <text:s text:c="243"/></text:p>
      <text:p text:style-name="P1"><text:soft-page-break/></text:p>
      <text:p text:style-name="P1"><text:s text:c="2"/>O conceito de racionalidade é um conceito multifacetado que traz implicações teóricas e práticas que não permitem a adoção de uma abordagem conclusiva. Trata-se de um conceito de significativa relevância na teoria das organizações, mas que, ao mesmo tempo, não permite delimitação precisa dos fenômenos envolvidos e relacionados a ele.</text:p>
      <text:p text:style-name="P1"/>
      <text:p text:style-name="P1"><text:s text:c="2"/>Observa-se que os autores contemporâneos sofreram as mesmas inquietações que os filósofos tiveram, ao tentarem delimitar as fronteiras entre idéia e experimentação e suas relações com a razão humana. Percebe-se que são conceitos extremamente interligados e uma teoria que considerasse apenas um desses aspectos tornaria frágil qualquer discussão. </text:p>
      <text:p text:style-name="P1"><text:s/></text:p>
      <text:p text:style-name="P1">São de relevância significativa a contribuição de Simon (1965) e March e Simon (1972) à compreensão de que a irracionalidade no sentido weberiano não poderia ser excluída, devendo as organizações não só consideraram as restrições ao exercício da racionalidade pelos agentes em termos de suas capacidades cognitivas, como também precisavam administrar tal limitação.</text:p>
      <text:p text:style-name="P1"/>
      <text:p text:style-name="P1"><text:s text:c="2"/>Outro ponto de destaque refere-se à idéia de racionalidade procedimental desenvolvida por Simon, a qual enfatiza a dificuldade das teorias baseadas no homem racional em lidar com situações de incerteza. Assim, na medida em que as restrições à racionalidade são admitidas pela teoria, o comportamento passa a ser colocado como fortemente dependente tanto do contexto em que ocorre quanto das características psicológicas do indivíduo, tornando-se uma racionalidade externa à própria lógica da norma e, mais uma vez, entram em choque os limites entre aspectos internos e externos na relação do homem com a racionalidade.</text:p>
      <text:p text:style-name="P1"/>
      <text:p text:style-name="P1"><text:s text:c="2"/>Percebe-se, então, que as organizações, para administrarem os limites cognitivos de seus membros, buscam racionalizar o processo de escolha das linhas de conduta das pessoas, começando pelo controle dos estímulos que fundamentam tal processo. Desta forma impõem, inicialmente, certos limites através da definição de políticas. Depois são estabelecidos mecanismos para dirigir a atenção e canalizar as informações e conhecimentos para que se conformem aos limites impostos</text:p>
      <text:p text:style-name="P1">por essas políticas. Finalmente, são executadas ações e decisões diárias limitadas ao espaço delineado pela burocracia estabelecida, delimitando a abrangência da própria racionalidade no meio organizacional.</text:p>
      <text:p text:style-name="P1"/>
      <text:p text:style-name="P1"><text:s/>Programas e tecnologias são adotados nas organizações por força de pressões contextuais, refletindo regras e significados fixados por estruturas construídas e institucionalizadas na sociedade.</text:p>
      <text:p text:style-name="P1"/>
      <text:p text:style-name="P1"><text:s text:c="2"/>Há de se considerar que a racionalidade, mais do que orientar a compreensão cognitiva dos indivíduos e organizar a vida humana na sociedade e nas organizações, através de normas racionalmente desenhadas, desempenha papel relevante na justificativa, na legitimação e, principalmente, na conformação dos indivíduos à vida nas coletividades organizacionais, produzindo uma lógica que é interiorizada pelos próprios indivíduos em <text:s/>conformidade com as normas organizacionais próprias daquele sistema social, produzindo um sentido compartilhado por todos os membros.</text:p>
      <text:p text:style-name="P1"/>
      <text:p text:style-name="P1"><text:s text:c="2"/>Finalmente, deve-se considerar a relevância dos autores da teoria crítica, que representam uma expressão mais contemporânea da racionalidade. Essa perspectiva surge como crítica social a partir da visão de autores como Habermas, Horkheimer e Marcuse, que constataram que a promessa iluminista da libertação pela razão se viu comprometida pela maneira como o racionalismo se</text:p>
      <text:p text:style-name="P1">operacionalizou, sob forma de racionalidade instrumental, erodindo a possibilidade da emancipação <text:soft-page-break/>humana. Na visão desses autores, o sentido da vida humana, especialmente em relação ao trabalho no mundo capitalista, não deve ser estruturado somente a partir de uma racionalidade funcional, mas a partir de uma ação compartilhada entre os indivíduos e grupos que busque o alcance de um</text:p>
      <text:p text:style-name="P1">bem maior social e a introdução de uma base lúdica e de prazer na relação do homem com a sociedade e com o trabalho. </text:p>
      <text:p text:style-name="P1"/>
      <text:p text:style-name="P1">Comentários:</text:p>
      <text:p text:style-name="P1"/>
      <text:p text:style-name="P1"><text:s/>Comentário 1:</text:p>
      <text:p text:style-name="P1"/>
      <text:p text:style-name="P1">Silveira (2008) comenta que a racionalidade desempenha papel relevante na justificação, legitimação e conformação do indivíduo à vida nas coletividades organizacionais com mais intecidade do que para orientar a compreensão cognitiva dos indivíduos e organizar a vida humana na sociedade e nas organizações. A princípio estaremos utilizando, nessa monografia, a palavra racionalidade com o sentido referente à orientação da compreensão cognitiva dos indivíduos.</text:p>
      <text:p text:style-name="P1">Assim com esse senti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pt" fo:country="BR" style:letter-kerning="true" style:font-name-asian="DejaVu Sans" style:font-size-asian="10.5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7$Build-9229</meta:generator>
    <meta:creation-date>2010-08-02T23:02:32</meta:creation-date>
    <dc:date>2010-09-01T17:08:52</dc:date>
    <meta:editing-cycles>195</meta:editing-cycles>
    <meta:editing-duration>P1DT7H37M59S</meta:editing-duration>
    <meta:user-defined meta:name="Info 1"/>
    <meta:user-defined meta:name="Info 2"/>
    <meta:user-defined meta:name="Info 3"/>
    <meta:user-defined meta:name="Info 4"/>
    <meta:document-statistic meta:table-count="3" meta:image-count="0" meta:object-count="0" meta:page-count="9" meta:paragraph-count="88" meta:word-count="3769" meta:character-count="25936"/>
  </office:meta>
</office:document-meta>
</file>